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JESUS NÃO PODERIA PECAR</text:p>
      <text:p text:style-name="Author">WILLIAM MACDONALD</text:p>
      <text:p text:style-name="Date">2017-07-21T17:00:00+09:00</text:p>
      <text:h text:style-name="Heading_20_1" text:outline-level="1">JESUS NÃO PODERIA PECAR</text:h>
      <text:p text:style-name="First_20_paragraph">WILLIAM MACDONALD</text:p>
      <text:p text:style-name="Text_20_body"><text:a xlink:type="simple" xlink:href="http://bibliaonline.com.br/acf/hb/2/18" office:name=""><text:span text:style-name="Definition">Heb 2:18</text:span></text:a> Porque, naquilo que ele mesmo, sendo tentado, padeceu, pode socorrer aos que são tentados.</text:p>
      <text:p text:style-name="Text_20_body">O Senhor Jesus foi tentado de fora para dentro, mas nunca de dentro para fora. A tentação no deserto mostra ele sendo tentado de fora para dentro. Satanás apareceu a ele e tentou atraí-lo com um estímulo externo. Mas o Salvador jamais podia ser tentado a pecar por cobiças ou paixões internas, pois não havia pecado nele e não havia nada para responder ao pecado. Ele sofreu ao ser tentado. Enquanto nós sofremos para resistir a tentação, ele sofreu por ser tentado.</text:p>
      <text:p text:style-name="Text_20_body"><text:a xlink:type="simple" xlink:href="http://bibliaonline.com.br/acf/hb/4/15" office:name=""><text:span text:style-name="Definition">Heb 4:15</text:span></text:a> Porque não temos um sumo sacerdote que não possa compadecer-se das nossas fraquezas; porém um que, como nós, em tudo foi tentado, mas sem pecado.</text:p>
      <text:p text:style-name="Text_20_body">Ninguém pode verdadeiramente sentir o que o outro está sentindo a menos que passe por uma experiência semelhante. Como Homem nosso Senhor compartilhou de nossas experiências e pode assim entender as provas que passamos. (Ele não pode sentir o que sentimos quando praticamos o mal porque nunca passou por isso).</text:p>
      <text:p text:style-name="Text_20_body">Ele foi tentado em todos os aspectos em que somos tentados, porém sem pecado. As escrituras mantém a perfeição impecável do Senhor Jesus com muito cuidado, e nós deveríamos fazer o mesmo. Ele "não conheceu pecado" <text:a xlink:type="simple" xlink:href="http://bibliaonline.com.br/acf/2co/5/21" office:name=""><text:span text:style-name="Definition">2 Coríntios 5:21</text:span></text:a>, "não cometeu pecado" <text:a xlink:type="simple" xlink:href="http://bibliaonline.com.br/acf/2pe/2/20" office:name=""><text:span text:style-name="Definition">2 Pedro 2:20</text:span></text:a>, "e nele não há pecado" <text:a xlink:type="simple" xlink:href="http://bibliaonline.com.br/acf/1jo/3/5" office:name=""><text:span text:style-name="Definition">1 João 3:5</text:span></text:a>.</text:p>
      <text:p text:style-name="Text_20_body">Era impossível para Ele pecar, seja como Deus, seja como Homem. Como perfeito Homem Ele não podia fazer coisa alguma de Sua própria vontade; Ele era totalmente obediente ao Pai (<text:a xlink:type="simple" xlink:href="http://bibliaonline.com.br/acf/jo/5/19" office:name=""><text:span text:style-name="Definition">João 5:19</text:span></text:a>), e certamente o Pai jamais O levaria a pecar.</text:p>
      <text:p text:style-name="Text_20_body">Argumentar que Sua tentação não teve efeito se Ele não podia pecar é um engano. Um dos objetivos da tentação foi demonstrar cabalmente que Ele não poderia pecar.</text:p>
      <text:p text:style-name="Text_20_body">Se você passar o ouro por um teste, o teste não é menos válido se o ouro for puro. Se existir impurezas o teste irá revelar. Do mesmo modo é um erro argumentar que se Ele não pudesse pecar então não seria perfeitamente humano. O pecado não é um elemento essencial à humanidade; ao contrário, trata-se de um intruso. Nossa humanidade foi deturpada pelo pecado; a humanidade dEle é perfeita.</text:p>
      <text:p text:style-name="Text_20_body">Se Jesus pudesse ter pecado como Homem neste mundo, o que O impediria de pecar como Homem no céu? Ele não deixou sua humanidade para trás quando ascendeu à destra do Pai. Ele foi impecável na terra e é impecável no céu.</text:p>
      <text:p text:style-name="Text_20_body">William MacDonald ("Believer's Bible Commentary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ESUS NÃO PODERIA PECAR</dc:title>
  </office:meta>
</office:document-meta>
</file>